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7" style:family="paragraph">
      <style:paragraph-properties fo:text-align="center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martwychwstały Pan</text:span><text:span text:style-name="T1"><text:line-break/></text:span><text:span text:style-name="T1">Królestwo objął dziś.</text:span><text:span text:style-name="T1"><text:line-break/></text:span><text:span text:style-name="T1">Wszechmogący Wódz</text:span><text:span text:style-name="T1"><text:line-break/></text:span><text:span text:style-name="T1">okazał Swoją moc.</text:span><text:span text:style-name="T1"><text:line-break/></text:span><text:span text:style-name="T1">Zakwitł Krzyż</text:span><text:span text:style-name="T1"><text:line-break/></text:span><text:span text:style-name="T1">i karmi, chroni mnie.</text:span><text:span text:style-name="T1"><text:line-break/></text:span><text:span text:style-name="T1">Jezus Pan rozdaje życie S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Milczący Baranek,</text:span><text:span text:style-name="T1"><text:line-break/></text:span><text:span text:style-name="T1">Baranek zabity</text:span><text:span text:style-name="T1"><text:line-break/></text:span><text:span text:style-name="T1">Wybawia dziś nas</text:span><text:span text:style-name="T1"><text:line-break/></text:span><text:span text:style-name="T1">z niewoli tego świata.</text:span><text:span text:style-name="T1"><text:line-break/></text:span><text:span text:style-name="T1">Hańbą okrył śmierć,</text:span><text:span text:style-name="T1"><text:line-break/></text:span><text:span text:style-name="T1">nasza Pascha</text:span><text:span text:style-name="T1"><text:line-break/></text:span><text:span text:style-name="T1">On wywiódł dziś nas</text:span><text:span text:style-name="T1"><text:line-break/></text:span><text:span text:style-name="T1">ze śmierci do ży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martwychwstały Pan</text:span><text:span text:style-name="T1"><text:line-break/></text:span><text:span text:style-name="T1">Królestwo objął dziś.</text:span><text:span text:style-name="T1"><text:line-break/></text:span><text:span text:style-name="T1">Wszechmogący Wódz</text:span><text:span text:style-name="T1"><text:line-break/></text:span><text:span text:style-name="T1">okazał Swoją moc.</text:span><text:span text:style-name="T1"><text:line-break/></text:span><text:span text:style-name="T1">Zakwitł Krzyż</text:span><text:span text:style-name="T1"><text:line-break/></text:span><text:span text:style-name="T1">i karmi, chroni mnie.</text:span><text:span text:style-name="T1"><text:line-break/></text:span><text:span text:style-name="T1">Jezus Pan rozdaje życie S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5"><text:span text:style-name="T1">2. W Ablu zabity,</text:span><text:span text:style-name="T1"><text:line-break/></text:span><text:span text:style-name="T1">w Izaaku związany</text:span><text:span text:style-name="T1"><text:line-break/></text:span><text:span text:style-name="T1">Wygnany w Jakubie,</text:span><text:span text:style-name="T1"><text:line-break/></text:span><text:span text:style-name="T1">w Józefie sprzedany.</text:span><text:span text:style-name="T1"><text:line-break/></text:span><text:span text:style-name="T1">Zrodzony z Maryi, <text:s/>/</text:span><text:span text:style-name="T1"><text:line-break/></text:span><text:span text:style-name="T1">przepięknej Owieczki <text:s/>/</text:span><text:span text:style-name="T1"><text:line-break/></text:span><text:span text:style-name="T1">Złożony w ofierze <text:s/>/</text:span><text:span text:style-name="T1"><text:line-break/></text:span><text:span text:style-name="T1">powstaje dziś z martwych / <text:s/></text:span></text:p>
          </draw:text-box>
        </draw:frame>
        <draw:custom-shape draw:style-name="gr2" draw:text-style-name="P7" draw:layer="layout" svg:width="1.5cm" svg:height="7.5cm" svg:x="25.5cm" svg:y="11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martwychwstały Pan</text:span><text:span text:style-name="T1"><text:line-break/></text:span><text:span text:style-name="T1">Królestwo objął dziś.</text:span><text:span text:style-name="T1"><text:line-break/></text:span><text:span text:style-name="T1">Wszechmogący Wódz</text:span><text:span text:style-name="T1"><text:line-break/></text:span><text:span text:style-name="T1">okazał Swoją moc.</text:span><text:span text:style-name="T1"><text:line-break/></text:span><text:span text:style-name="T1">Zakwitł Krzyż</text:span><text:span text:style-name="T1"><text:line-break/></text:span><text:span text:style-name="T1">i karmi, chroni mnie.</text:span><text:span text:style-name="T1"><text:line-break/></text:span><text:span text:style-name="T1">Jezus Pan rozdaje życie S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5"><text:span text:style-name="T1">3. Zstępuje z nieba</text:span><text:span text:style-name="T1"><text:line-break/></text:span><text:span text:style-name="T1">w nasze cierpienia</text:span><text:span text:style-name="T1"><text:line-break/></text:span><text:span text:style-name="T1">By wyprowadzić nas</text:span><text:span text:style-name="T1"><text:line-break/></text:span><text:span text:style-name="T1">z ciemności do światła</text:span><text:span text:style-name="T1"><text:line-break/></text:span><text:span text:style-name="T1">Wzięty ze stada,</text:span><text:span text:style-name="T1"><text:line-break/></text:span><text:span text:style-name="T1">zawieszony na drzewie</text:span><text:span text:style-name="T1"><text:line-break/></text:span><text:span text:style-name="T1">Naznacza nas Duchem</text:span><text:span text:style-name="T1"><text:line-break/></text:span><text:span text:style-name="T1">i własną Krwi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martwychwstały Pan</text:span><text:span text:style-name="T1"><text:line-break/></text:span><text:span text:style-name="T1">Królestwo objął dziś.</text:span><text:span text:style-name="T1"><text:line-break/></text:span><text:span text:style-name="T1">Wszechmogący Wódz</text:span><text:span text:style-name="T1"><text:line-break/></text:span><text:span text:style-name="T1">okazał Swoją moc.</text:span><text:span text:style-name="T1"><text:line-break/></text:span><text:span text:style-name="T1">Zakwitł Krzyż</text:span><text:span text:style-name="T1"><text:line-break/></text:span><text:span text:style-name="T1">i karmi, chroni mnie.</text:span><text:span text:style-name="T1"><text:line-break/></text:span><text:span text:style-name="T1">Jezus Pan rozdaje życie S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6-13T23:32:35</meta:creation-date>
    <dc:date>2010-04-13T20:22:37.32</dc:date>
    <dc:language>pl-PL</dc:language>
    <meta:editing-cycles>8</meta:editing-cycles>
    <meta:editing-duration>PT00H49M13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